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/>Vorläufige Dokumentation Version-1.1</text:p>
      <text:p text:style-name="Standard"/>
      <text:p text:style-name="Text_20_body">Die Klasse ReadFiles ist <text:s/>für das Auslesen aller Dateien verantwortlich, die im Programm benötigen werden. Die Klasse ReadFiles besteht aus folgenden Methoden:</text:p>
      <text:p text:style-name="Text_20_body"/>
      <text:p text:style-name="Text_20_body">Die XML-vistrack-actions-Dateien werden einzeln in der Methode initXMLfile initialisiert und gelesen. Diese Methode gibt ein Java-Document-Objekt (DOM-Objekt) zurück, die die gesamte XML-Datei enthält. Dieses Objekt wird von verschiedenen Methoden in folgendem Ablauf des Import-Programm benötigt. </text:p>
      <text:p text:style-name="Text_20_body"/>
      <text:p text:style-name="Text_20_body">Die Methode readTeams entnimmt aus dem DOM-Objekt die Daten der Mannschaften und speichert diese in eine Liste mit Objekten aus der Klasse Team. Der Mannschaftsname und die Mannschafts_Id werden dann später in der Tabelle Team gespeichert.</text:p>
      <text:p text:style-name="Text_20_body"/>
      <text:p text:style-name="Text_20_body">Die Methode readMatch extrahiert die Daten von einem Spiel aus dem DOM-Objekt und speichert in einem Match-Objekt. Später werden diese Daten in der Tabelle Match gespeichert.</text:p>
      <text:p text:style-name="Text_20_body"/>
      <text:p text:style-name="Text_20_body">Die Methode readAction liest einzelne Aktionen von einem Spiel aus dem DOM-Objekt. Eine Action kann vom Typ action-soccer-score-attemp oder action-soccer-score sein. Der Typ action-soccer-score-attemp stellt einen Torversuch im Spiel dar. Während der Typ action-soccer-score ein Tor im Spiel repräsentiert. Diese Daten werden später in der Tabelle Action gespeichert. </text:p>
      <text:p text:style-name="Text_20_body"/>
      <text:p text:style-name="Text_20_body">Die Methode readPosFile liest die Pos-Dateien aus und erzeugt eine Liste mit Objekten aus der Klasse Position, die die Koordinaten x, y, die Halbzeit und die Position-Id beinhalten.</text:p>
      <text:p text:style-name="Text_20_body"/>
      <text:p text:style-name="Text_20_body">Die Klasse InsertData <text:s/>ist für die Speicherung von Daten in der Datenbank zuständig. Die Methode execute <text:s/>ist die Hauptmethode der Klasse InsertData, die die Datenspeicherung von <text:s/>Mannschaften, Aktionen, Spiele und SecPoints ausführt.</text:p>
      <text:p text:style-name="Text_20_body"/>
      <text:p text:style-name="Text_20_body">Die Methode position ermittelt für jede Aktion des Spiels aus der XML-vistrack-actions-Datei das entsprechende Frame von der Pos-Datei. Es werden auch die 5, 10 und 20 Sekunden vor einem Torversuch oder einem Tor berechnet und die bezüglichen Frames bestimmt.</text:p>
      <text:p text:style-name="Text_20_body">Die Methode InsertPoints <text:s/>ist Zuständig für <text:s/>die Ausführung eine Insertstament in der Tabelle <text:s/>secpoints. In diesen Insertstament werden position_id , aktion-id und posiction_secs gespeichert.</text:p>
      <text:p text:style-name="Text_20_body">Die Methode InsertActions ist Zuständig für die Ausführung eine Insertstament in der Tabelle actions. In diesen Insertstament werden aktion_id, typ,timestamp,spiel_id und halbzeite.</text:p>
      <text:p text:style-name="Text_20_body">Die Methode InsertMatch ist Zuständig für die Ausführung eine Insertstament in der Tabelle matchs.In diesen Insertstament werden match_id, Datum, Liga, halbzeit_anfang_1, halbzeit_ende_1, halbzeit_anfang_2, halbzeit_ende_2, mannschaft_1, mannschaf_2 gespeichert.</text:p>
      <text:p text:style-name="Text_20_body">Die Methode InsertTeams ist Zuständig für die Ausführung eine Insertstament in der Tabelle team.In diesen Insertstament werden id und name <text:s/>von Mannschaften gespeichert.</text:p>
      <text:p text:style-name="Text_20_body"/>
      <text:p text:style-name="Text_20_body"/>
      <text:p text:style-name="Text_20_body"><text:soft-page-break/></text:p>
      <text:p text:style-name="Text_20_body"/>
      <text:p text:style-name="Text_20_body">Die Klasse Datebase ermöglicht durch JDBC (Java Database Connetivity) eine Verbindung zur Datenbank aufzubauen und SQL-Anweisungen auszuführen.</text:p>
      <text:p text:style-name="Text_20_body"/>
      <text:p text:style-name="Text_20_body">Die klasse Util beinhaltet Hilfsmethoden, die für die Umwandlung von Daten Typ und die Berechnung die Spielzeit in Sekunden verwendet werden. </text:p>
      <text:p text:style-name="Text_20_body">Die Methode getDate, wandelt ein Datum von Typ String in einen Datum vom Typ date um.</text:p>
      <text:p text:style-name="Text_20_body">Die Methode getTime, wandelt von Spielzeit von Typ String in einen Time Typ um.</text:p>
      <text:p text:style-name="Text_20_body">Die Methode getMacht gibt die Spielzeit in Sekunden ob un die erst oder zweit Halbzeit ist und die aktion_id. </text:p>
      <text:p text:style-name="Text_20_body"/>
      <text:p text:style-name="Text_20_body">Die Klasse Action enthält alle Daten ,die in die Tabelle action <text:s/>in der Datenbank gespeichert wird.</text:p>
      <text:p text:style-name="Text_20_body">Die Klasse Match enthält alle Daten ,die in die Tabelle match <text:s/>in der Datenbank gespeichert <text:s/>wird.</text:p>
      <text:p text:style-name="Text_20_body">Die Klasse Team enthält alle Daten ,die in die Tabelle teams <text:s/>in der Datenbank gespeichert wird.</text:p>
      <text:p text:style-name="Text_20_body">In der Klasse MatchPoints <text:s/>werden <text:s/>die Daten zwischen gespeichert, und werden verwendet um die Daten (Sekunden, Halbzeit, Aktion_id) für die Tabelle Secpoints zu berechnenn.</text:p>
      <text:p text:style-name="Text_20_body">In der Klasse Position <text:s/>werden <text:s/>die Daten zwischen gespeichert, und werden verwendet um die Daten (Position_id, Punkt x, Punkt y, Halbzeit ) für die Tabelle Secpoints zu berechnenn.</text:p>
      <text:p text:style-name="Text_20_body"/>
      <text:p text:style-name="Text_20_body">Die Klasse Main beinhaltet die filePath von der XML-vistrack-actions-Datei und ruft die Methode execute und die gesamt Daten zu speicher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5T17:04:22.79</meta:creation-date>
    <meta:document-statistic meta:table-count="0" meta:image-count="0" meta:object-count="0" meta:page-count="2" meta:paragraph-count="24" meta:word-count="572" meta:character-count="4097"/>
    <dc:date>2016-03-25T17:10:52.32</dc:date>
    <meta:editing-duration>PT6M30S</meta:editing-duration>
    <meta:editing-cycles>1</meta:editing-cycles>
    <meta:generator>OpenOffice/4.1.2$Win32 OpenOffice.org_project/412m3$Build-9782</meta:generator>
  </office:meta>
</office:document-meta>
</file>